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100000014877A51F46E026C44.png" manifest:media-type="image/png"/>
  <manifest:file-entry manifest:full-path="Pictures/10000000000003A4000000F0B1D69C835D6FE716.png" manifest:media-type="image/png"/>
  <manifest:file-entry manifest:full-path="Pictures/1000000000000280000001E004D5A546B3B2CF2E.png" manifest:media-type="image/png"/>
  <manifest:file-entry manifest:full-path="Pictures/1000000000000061000000140B073EC5EC78D9D2.png" manifest:media-type="image/png"/>
  <manifest:file-entry manifest:full-path="Pictures/1000000000000640000001848F60C062BF4B8A6F.png" manifest:media-type="image/png"/>
  <manifest:file-entry manifest:full-path="Pictures/1000000000000061000000147B405F2A8DD302C3.png" manifest:media-type="image/png"/>
  <manifest:file-entry manifest:full-path="Pictures/100000000000006100000014FF88317009A998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925cm" fo:min-width="13.5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838cm" fo:min-width="5.6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3cm" fo:min-width="5.51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502cm" fo:min-width="5.6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0.76cm" fo:min-width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style:font-name="LM Sans 17"/>
    </style:style>
    <style:style style:name="P6" style:family="paragraph">
      <loext:graphic-properties draw:fill="none" draw:fill-color="#ffffff"/>
      <style:text-properties style:font-name="LM Sans 17"/>
    </style:style>
    <style:style style:name="T1" style:family="text">
      <style:text-properties style:font-name="LM Sans 1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54cm" svg:height="3.569cm" svg:x="2.531cm" svg:y="1.117cm">
          <draw:image xlink:href="Pictures/1000000000000280000001E004D5A546B3B2CF2E.png" xlink:type="simple" xlink:show="embed" xlink:actuate="onLoad">
            <text:p/>
          </draw:image>
        </draw:frame>
        <draw:frame draw:style-name="gr1" draw:text-style-name="P1" draw:layer="layout" svg:width="13.364cm" svg:height="3.032cm" svg:x="2.333cm" svg:y="11.738cm">
          <draw:image xlink:href="Pictures/1000000000000640000001848F60C062BF4B8A6F.png" xlink:type="simple" xlink:show="embed" xlink:actuate="onLoad">
            <text:p/>
          </draw:image>
        </draw:frame>
        <draw:frame draw:style-name="gr1" draw:text-style-name="P1" draw:layer="layout" svg:width="5.062cm" svg:height="1.042cm" svg:x="9.907cm" svg:y="17.4cm">
          <draw:image xlink:href="Pictures/1000000000000061000000147B405F2A8DD302C3.png" xlink:type="simple" xlink:show="embed" xlink:actuate="onLoad">
            <text:p/>
          </draw:image>
        </draw:frame>
        <draw:frame draw:style-name="gr1" draw:text-style-name="P1" draw:layer="layout" svg:width="4.936cm" svg:height="1.016cm" svg:x="3.391cm" svg:y="18.797cm">
          <draw:image xlink:href="Pictures/100000000000006100000014FF88317009A99839.png" xlink:type="simple" xlink:show="embed" xlink:actuate="onLoad">
            <text:p/>
          </draw:image>
        </draw:frame>
        <draw:frame draw:style-name="gr1" draw:text-style-name="P1" draw:layer="layout" svg:width="4.842cm" svg:height="1.143cm" svg:x="3.401cm" svg:y="17.3cm">
          <draw:image xlink:href="Pictures/1000000000000061000000140B073EC5EC78D9D2.png" xlink:type="simple" xlink:show="embed" xlink:actuate="onLoad">
            <text:p/>
          </draw:image>
        </draw:frame>
        <draw:frame draw:style-name="gr1" draw:text-style-name="P1" draw:layer="layout" svg:width="5.08cm" svg:height="1.047cm" svg:x="9.889cm" svg:y="18.749cm">
          <draw:image xlink:href="Pictures/100000000000006100000014877A51F46E026C44.png" xlink:type="simple" xlink:show="embed" xlink:actuate="onLoad">
            <text:p/>
          </draw:image>
        </draw:frame>
        <draw:custom-shape draw:style-name="gr2" draw:text-style-name="P2" draw:layer="layout" svg:width="1.5cm" svg:height="1.154cm" svg:x="8.407cm" svg:y="15.3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3.045cm" svg:height="3.359cm" svg:x="2.523cm" svg:y="6.477cm">
          <draw:image xlink:href="Pictures/10000000000003A4000000F0B1D69C835D6FE716.png" xlink:type="simple" xlink:show="embed" xlink:actuate="onLoad">
            <text:p/>
          </draw:image>
        </draw:frame>
        <draw:custom-shape draw:style-name="gr4" draw:text-style-name="P4" draw:layer="layout" svg:width="14.097cm" svg:height="3.175cm" svg:x="2.015cm" svg:y="16.9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3.422cm" svg:x="18.253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018cm" svg:height="3.047cm" svg:x="18.561cm" svg:y="6.613cm">
          <draw:text-box>
            <text:p text:style-name="P5"><text:span text:style-name="T1">Viewpoint correction, </text:span></text:p>
            <text:p text:style-name="P5"><text:span text:style-name="T1">car identification </text:span></text:p>
            <text:p text:style-name="P5"><text:span text:style-name="T1">and tracking</text:span></text:p>
          </draw:text-box>
        </draw:frame>
        <draw:custom-shape draw:style-name="gr7" draw:text-style-name="P1" draw:layer="layout" svg:width="6.477cm" svg:height="3.048cm" svg:x="18.253cm" svg:y="11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739cm" svg:height="2.115cm" svg:x="18.561cm" svg:y="11.96cm">
          <draw:text-box>
            <text:p text:style-name="P5"><text:span text:style-name="T1">Position extraction, </text:span></text:p>
            <text:p text:style-name="P5"><text:span text:style-name="T1">rendering in PyGame</text:span></text:p>
          </draw:text-box>
        </draw:frame>
        <draw:custom-shape draw:style-name="gr7" draw:text-style-name="P1" draw:layer="layout" svg:width="6.477cm" svg:height="3.048cm" svg:x="18.253cm" svg:y="17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5.946cm" svg:height="2.115cm" svg:x="18.561cm" svg:y="17.261cm">
          <draw:text-box>
            <text:p text:style-name="P5"><text:span text:style-name="T1">Context images </text:span></text:p>
            <text:p text:style-name="P5"><text:span text:style-name="T1">extracted for each car</text:span></text:p>
          </draw:text-box>
        </draw:frame>
        <draw:custom-shape draw:style-name="gr9" draw:text-style-name="P2" draw:layer="layout" svg:width="1.5cm" svg:height="1.154cm" svg:x="8.408cm" svg:y="10.2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2" draw:layer="layout" svg:width="1.5cm" svg:height="1.154cm" svg:x="8.409cm" svg:y="4.9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6.477cm" svg:height="3.422cm" svg:x="18.253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6.018cm" svg:height="2.893cm" svg:x="19.361cm" svg:y="2.114cm">
          <draw:text-box>
            <text:p text:style-name="P5"><text:span text:style-name="T1">Original Vide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4T23:13:19.167558236</meta:creation-date>
    <dc:date>2018-05-16T02:19:13.576144558</dc:date>
    <meta:editing-duration>PT2H11M17S</meta:editing-duration>
    <meta:editing-cycles>11</meta:editing-cycles>
    <meta:generator>LibreOffice/5.1.6.2$Linux_X86_64 LibreOffice_project/10m0$Build-2</meta:generator>
    <meta:document-statistic meta:object-count="19"/>
  </office:meta>
</office:document-meta>
</file>